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6999998092651pt" officeooo:rsid="001bbfb6" officeooo:paragraph-rsid="001bbfb6" style:font-size-asian="10.6999998092651pt" style:font-size-complex="10.6999998092651pt"/>
    </style:style>
    <style:style style:name="P2" style:family="paragraph" style:parent-style-name="Standard">
      <style:text-properties fo:font-size="10.6999998092651pt" officeooo:rsid="001d0504" officeooo:paragraph-rsid="001d0504" style:font-size-asian="10.6999998092651pt" style:font-size-complex="10.6999998092651pt"/>
    </style:style>
    <style:style style:name="P3" style:family="paragraph" style:parent-style-name="Standard">
      <style:text-properties fo:font-size="10.6999998092651pt" officeooo:rsid="003f8f22" officeooo:paragraph-rsid="003f8f22" style:font-size-asian="10.6999998092651pt" style:font-size-complex="10.6999998092651pt"/>
    </style:style>
    <style:style style:name="P4" style:family="paragraph" style:parent-style-name="Standard">
      <style:text-properties fo:font-size="10.6999998092651pt" officeooo:rsid="0030690a" officeooo:paragraph-rsid="0030690a" style:font-size-asian="10.6999998092651pt" style:font-size-complex="10.6999998092651pt"/>
    </style:style>
    <style:style style:name="P5" style:family="paragraph" style:parent-style-name="Standard">
      <style:text-properties fo:font-size="10.6999998092651pt" officeooo:rsid="0036f604" officeooo:paragraph-rsid="00379207" style:font-size-asian="10.6999998092651pt" style:font-size-complex="10.6999998092651pt"/>
    </style:style>
    <style:style style:name="P6" style:family="paragraph" style:parent-style-name="Standard">
      <style:text-properties fo:font-size="10.6999998092651pt" officeooo:rsid="00370f89" officeooo:paragraph-rsid="00370f89" style:font-size-asian="10.6999998092651pt" style:font-size-complex="10.6999998092651pt"/>
    </style:style>
    <style:style style:name="P7" style:family="paragraph" style:parent-style-name="Standard">
      <style:paragraph-properties fo:margin-top="0cm" fo:margin-bottom="0.101cm" loext:contextual-spacing="false"/>
      <style:text-properties fo:font-size="10.6999998092651pt" officeooo:rsid="0030690a" officeooo:paragraph-rsid="0030690a" style:font-size-asian="10.6999998092651pt" style:font-size-complex="10.6999998092651pt"/>
    </style:style>
    <style:style style:name="T1" style:family="text">
      <style:text-properties officeooo:rsid="001d0504"/>
    </style:style>
    <style:style style:name="T2" style:family="text">
      <style:text-properties officeooo:rsid="001d9ca0"/>
    </style:style>
    <style:style style:name="T3" style:family="text">
      <style:text-properties officeooo:rsid="00257096"/>
    </style:style>
    <style:style style:name="T4" style:family="text">
      <style:text-properties officeooo:rsid="00270189"/>
    </style:style>
    <style:style style:name="T5" style:family="text">
      <style:text-properties officeooo:rsid="0030eab2"/>
    </style:style>
    <style:style style:name="T6" style:family="text">
      <style:text-properties officeooo:rsid="0035fc18"/>
    </style:style>
    <style:style style:name="T7" style:family="text">
      <style:text-properties officeooo:rsid="00370f89"/>
    </style:style>
    <style:style style:name="T8" style:family="text">
      <style:text-properties officeooo:rsid="00379207"/>
    </style:style>
    <style:style style:name="T9" style:family="text">
      <style:text-properties officeooo:rsid="003975d4"/>
    </style:style>
    <style:style style:name="T10" style:family="text">
      <style:text-properties officeooo:rsid="003b0d6b"/>
    </style:style>
    <style:style style:name="T11" style:family="text">
      <style:text-properties officeooo:rsid="00410aa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hr geehrte Komission,</text:p>
      <text:p text:style-name="P1"/>
      <text:p text:style-name="P1">mein Name ist Dominik Roland Riegelnegg und ich darf ihnen zu guter Letzt mein<text:span text:style-name="T1">en</text:span> Teil der Diplomarbeit vorstellen. Meine Hauptaufgabe bei der Diplomarbeit ,,Pferdeführanlage“ war <text:span text:style-name="T1">es</text:span>, eine elektrische Realisierungsmöglichkeit zu finden <text:span text:style-name="T8">die Anlage zu betreiben </text:span>und <text:span text:style-name="T3">für die </text:span>nötige Sicherheit <text:span text:style-name="T3">der</text:span> Pferde <text:span text:style-name="T9">beziehungsweise</text:span> der <text:span text:style-name="T4">Pferdeführanlage</text:span> zu <text:span text:style-name="T3">sorgen</text:span>. <text:span text:style-name="T8">Desweiteren musste ich eine Sprühregen realiseren, welche die Pferde an heißen Tagen eine Erfrischung ermöglichen soll.</text:span></text:p>
      <text:p text:style-name="P1"/>
      <text:p text:style-name="P2">Zu Beginn möchte ich kurz auf das Thema Antriebstechnik eingehen. In meinen Fall war die Aufgabe die Anlage in Rotation zu versetzen. <text:span text:style-name="T2">Dies soll mit einem Elektromotor realisiert werden. Auf meiner Folie können sie meine Zeichnung von einem schematischen Aufbau von unserem Antrieb sehen. Prinzipiel würde man annehmen, dass man für die Konstruktion von links nach rechts gehen kann. Leider ist dies nicht möglich, weil die Konstruktion nicht auf der Elektrik aufsetzt sondern umgekehrt. Vom Konstrukteur bekam ich Werte die bei der Findung für die richtige Elektrik von großer Bedeutung ist. Aufgrund dieser Werte, kann man die benötige Leistung und das benötigte Drehmoment, welches der Motor aufbringen muss, berechnen. Nach den Berechnungen konnte festgestellt werden, dass der Motor ein sehr hohes Drehmoment überwinden muss, um die Anlage bewegen zu können. Deshalb ist ein Getriebemotor fast unumgänglich. Nachdem ein geeigneter Motor gefunden wurde, muss man sich darum kümmern, dass der Motor genau das macht, was er soll. Dafür braucht man, wie man auf der Abbildung erkennen kann, einen Inverter welcher durch einen Frequenzumrichter realisiert wurde. Würde man den Motor nur mit der Netzfrequenz betreiben, würde dieser nur mit konstanter Drehzahl laufen. Die Aufgabe des Frequenzumrichters ist es eine Eingangsspannung in die gewünschte Ausgangswechselspannung zu wandlen. Dabei kann sich die Frequenz als auch die Amplitude ändern. Der Motor wird mit den benötigten Signalen vom Frequenzumrichter versorgt.</text:span></text:p>
      <text:p text:style-name="P2"/>
      <text:p text:style-name="P3">Um den die Anlage überwachen zu können wird ein Sensorsystem benötigt. Dieses sorgt dafür um eine Auswertung zu bekommen, ob alles so funktioniert wie erwünscht. <text:span text:style-name="T11">Des weiteren wurde eine Abkühlung für die Pferde entworfen. An heißen Tagen soll diese einen Sprühnebel erzeugen, damit die Pferde nicht so leicht erschöpft sind. All diese Steuerungen müssen durch eine Kommunikationseinheit durchgeführt werden. Diese ist gleichzeitig dafür zuständig um mit dem Raspberry Pi von Herrn Freyler zu kommunizieren.</text:span></text:p>
      <text:p text:style-name="P2"/>
      <text:p text:style-name="P4">Im Bereich Sicherheitstechnik galt es folgende Fragen oder Probleme zu behandeln, um einen guten Schutz für das Pferd und der Anlage selbst zu <text:span text:style-name="T9">bieten</text:span>:</text:p>
      <text:p text:style-name="P4">1) Was passiert, wenn das Pferd hinfällt?</text:p>
      <text:p text:style-name="P4">2) Was passiert, wenn ein Pferd stur stehen bleibt?</text:p>
      <text:p text:style-name="P4">3) Gibt es sonst noch Sachen, die relevant sein könnten, um die Anlage langlebiger zu machen.</text:p>
      <text:p text:style-name="P4">Auch die Bereiche Winterschutz, Blitzschutz spielen eine große Rolle, da sich die Anlage im Freien befindet. <text:span text:style-name="T5">Würde man im Allgemeinen auf die Sicherheit verzichten beziehungsweise sie vernachlässigen könnten Lebewesen zu schaden kommen und undeckbare Gewährleistungskosten auftretten. Schon durch die einfache Verwendung des logischen Hausverstandes kann man gewisse Vorkehrungen treffen um einen grundlegenden Schutz bieten zu können. Als Beispiel nehme ich den Winterschutz heraus. Dieser soll dafür dienen, dass die Wasserleitungen samt Sprühdüsen für den Sprühregen nicht frieren und dadurch beschädigt werden. Deshalb sollte die Anlage auch rechtzeitig winterfest gemacht werden. Das ist nur ein Beispiel von mehreren, welches ich behandelt habe.</text:span></text:p>
      <text:p text:style-name="P4"/>
      <text:p text:style-name="P7"><text:span text:style-name="T6">Zum Abschluss</text:span> würde ich gerne ein Resümee und eine Selbsterkenntnis zu meiner Diplomarbeit geben.</text:p>
      <text:p text:style-name="P5">Nach und nach versuchte ich mich i<text:span text:style-name="T8">m </text:span>Bereich <text:span text:style-name="T8">der Elektronik</text:span> zu vertiefen. <text:span text:style-name="T7">Ich konnte mir viel Wissen im Bereich Antriebstechnik und Sicherheitstechnik aneignen. Leider hatte ich in beiden Bereichen </text:span>wenig Erfahrung und <text:span text:style-name="T10">hatte zusätzlich </text:span>noch <text:span text:style-name="T10">die</text:span> junge<text:span text:style-name="T10">ndliche</text:span> Leichtsinnigkeit <text:span text:style-name="T10">im Kopf</text:span>. Für viele Sachen fehlte das richtige Abschätzungsvermögen. Deshalb vertiefte ich mich in Bereiche, welche im Nachhinein <text:span text:style-name="T8">für die Diplomarbeit </text:span>ohne Bedeutung waren. <text:span text:style-name="T7">Im gesamten Verlauf der Diplomarbeit wurden wir mehrmals von den Lehrer gewarnt, wie schnell doch die Zeit in einem Projekt vergehen kann, vorallem wenn das Projekt nicht das einzige ist, was zu erledigen ist. Da mit der Zeit der Arbeitsaufwand immer größer wurde und dadurch einige Schmlampigkeitsfehler entstanden, musste auch die nötige Motivation in einigen Teilbereichen darunter leiden. Die Diplomarbeit ist eine wichtige Basis für mein zukünftiges Leben da ich meine Fehler bearbeitet habe um mir diese für die Zukunft zu merken. <text:s/>Deshalb kann ich zum Abschluss nur noch die Worte von meiner Folie wiederholen.</text:span></text:p>
      <text:p text:style-name="P6">Erfahrung ist die beste Form der Weiterbildung Dr. Fritz P. Rinnhofer, Verkaufsmanager <text:line-break/>Ich möchte mich recht herzlich für Ihre Aufmerksamkeit bedanken und zur Verteidigung über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k Roland Riegelnegg</meta:initial-creator>
    <meta:creation-date>2018-05-23T20:30:19.845000000</meta:creation-date>
    <dc:date>2018-05-24T20:25:31.595000000</dc:date>
    <dc:creator>Dominik Roland Riegelnegg</dc:creator>
    <meta:editing-duration>PT6H13S</meta:editing-duration>
    <meta:editing-cycles>23</meta:editing-cycles>
    <meta:generator>LibreOffice/5.2.0.4$Windows_X86_64 LibreOffice_project/066b007f5ebcc236395c7d282ba488bca6720265</meta:generator>
    <meta:printed-by>Dominik Roland Riegelnegg</meta:printed-by>
    <meta:print-date>2018-05-24T18:05:56.911000000</meta:print-date>
    <meta:document-statistic meta:table-count="0" meta:image-count="0" meta:object-count="0" meta:page-count="1" meta:paragraph-count="12" meta:word-count="717" meta:character-count="4943" meta:non-whitespace-character-count="4236"/>
  </office:meta>
</office:document-meta>
</file>